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fill="solid" draw:fill-color="#e6e64c" draw:textarea-horizontal-align="center" draw:textarea-vertical-align="middle"/>
    </style:style>
    <style:style style:name="gr10" style:family="graphic" style:parent-style-name="standard">
      <style:graphic-properties draw:fill="solid" draw:fill-color="#00dcff" draw:textarea-horizontal-align="center" draw:textarea-vertical-align="middle"/>
    </style:style>
    <style:style style:name="gr11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12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13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="solid" draw:fill-color="#ffff99" draw:auto-grow-height="true" fo:min-height="7.5cm"/>
    </style:style>
    <style:style style:name="pr5" style:family="presentation" style:parent-style-name="lyt-cool-outline1">
      <style:graphic-properties draw:fill-color="#ffffff" draw:auto-grow-height="true" fo:min-height="6.731cm"/>
    </style:style>
    <style:style style:name="pr6" style:family="presentation" style:parent-style-name="lyt-cool-outline1">
      <style:graphic-properties draw:fill-color="#ffffff" fo:min-height="4.952cm"/>
    </style:style>
    <style:style style:name="pr7" style:family="presentation" style:parent-style-name="lyt-cool-outline1">
      <style:graphic-properties draw:fill="solid" draw:fill-color="#ffff99" draw:auto-grow-height="true" fo:min-height="6.731cm"/>
    </style:style>
    <style:style style:name="pr8" style:family="presentation" style:parent-style-name="lyt-cool-outline1">
      <style:graphic-properties draw:fill-color="#ffffff" fo:min-height="2cm"/>
    </style:style>
    <style:style style:name="pr9" style:family="presentation" style:parent-style-name="lyt-cool-notes">
      <style:graphic-properties draw:fill-color="#ffffff" fo:min-height="11.16cm"/>
    </style:style>
    <style:style style:name="pr10" style:family="presentation" style:parent-style-name="lyt-cool-outline1">
      <style:graphic-properties draw:fill-color="#ffffff" draw:auto-grow-height="true" fo:min-height="5.069cm"/>
    </style:style>
    <style:style style:name="pr11" style:family="presentation" style:parent-style-name="lyt-cool-outline1">
      <style:graphic-properties draw:fill-color="#ffffff" draw:auto-grow-height="true" fo:min-height="3.662cm"/>
    </style:style>
    <style:style style:name="pr12" style:family="presentation" style:parent-style-name="lyt-cool-outline1">
      <style:graphic-properties draw:fill-color="#ffffff" draw:auto-grow-height="true" fo:min-height="5cm"/>
    </style:style>
    <style:style style:name="pr13" style:family="presentation" style:parent-style-name="lyt-cool-outline1">
      <style:graphic-properties draw:fill-color="#ffffff" draw:auto-grow-height="true" fo:min-height="3.069cm"/>
    </style:style>
    <style:style style:name="pr14" style:family="presentation" style:parent-style-name="lyt-cool-outline1">
      <style:graphic-properties draw:fill-color="#ffffff" draw:auto-grow-height="true" fo:min-height="1.569cm"/>
    </style:style>
    <style:style style:name="pr15" style:family="presentation" style:parent-style-name="lyt-cool-outline1">
      <style:graphic-properties draw:fill-color="#ffffff" draw:auto-grow-height="true" fo:min-height="2.069cm"/>
    </style:style>
    <style:style style:name="pr16" style:family="presentation" style:parent-style-name="lyt-cool-outline1">
      <style:graphic-properties draw:fill-color="#ffffff" draw:auto-grow-height="true" fo:min-height="8.5cm"/>
    </style:style>
    <style:style style:name="pr17" style:family="presentation" style:parent-style-name="lyt-cool-outline1">
      <style:graphic-properties draw:fill-color="#ffffff" draw:auto-grow-height="true" fo:min-height="2.731cm"/>
    </style:style>
    <style:style style:name="pr18" style:family="presentation" style:parent-style-name="lyt-cool-outline1">
      <style:graphic-properties draw:fill-color="#ffffff" draw:auto-grow-height="true" fo:min-height="9.5cm"/>
    </style:style>
    <style:style style:name="pr19" style:family="presentation" style:parent-style-name="lyt-cool-outline1">
      <style:graphic-properties draw:fill-color="#ffffff" draw:auto-grow-height="true" fo:min-height="6.5cm"/>
    </style:style>
    <style:style style:name="pr20" style:family="presentation" style:parent-style-name="lyt-cool-outline1">
      <style:graphic-properties draw:fill-color="#ffffff" draw:auto-grow-height="true" fo:min-height="3.5cm"/>
    </style:style>
    <style:style style:name="pr21" style:family="presentation" style:parent-style-name="lyt-cool-outline1">
      <style:graphic-properties draw:fill-color="#ffffff" draw:auto-grow-height="true" fo:min-height="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6" style:family="paragraph">
      <style:paragraph-properties fo:margin-left="2.4cm" fo:margin-right="0cm" text:enable-numbering="false" fo:text-indent="-0.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fo:text-indent="-0.9cm"/>
      <style:text-properties fo:font-size="28pt"/>
    </style:style>
    <style:style style:name="P13" style:family="paragraph">
      <style:paragraph-properties fo:margin-left="1.2cm" fo:margin-right="0cm" fo:text-indent="-0.9cm"/>
      <style:text-properties fo:font-size="24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tyle="italic" fo:font-weight="bold"/>
    </style:style>
    <style:style style:name="P18" style:family="paragraph">
      <style:paragraph-properties fo:margin-left="2.4cm" fo:margin-right="0cm" text:enable-numbering="true" fo:text-indent="-0.8cm"/>
    </style:style>
    <style:style style:name="P19" style:family="paragraph">
      <style:paragraph-properties fo:margin-left="1.2cm" fo:margin-right="0cm" fo:text-indent="-0.9cm"/>
      <style:text-properties fo:font-size="32pt"/>
    </style:style>
    <style:style style:name="P20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21" style:family="paragraph">
      <style:paragraph-properties fo:margin-left="0cm" fo:margin-right="0cm" fo:text-align="center" fo:text-indent="0cm"/>
      <style:text-properties fo:font-size="14pt"/>
    </style:style>
    <style:style style:name="P22" style:family="paragraph">
      <style:paragraph-properties fo:margin-left="0cm" fo:margin-right="0cm" text:enable-numbering="false" fo:text-indent="0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weight="bold"/>
    </style:style>
    <style:style style:name="T4" style:family="text">
      <style:text-properties fo:font-family="'Bitstream Vera Sans'" style:font-family-generic="swiss" style:font-pitch="variable" fo:font-size="26pt"/>
    </style:style>
    <style:style style:name="T5" style:family="text">
      <style:text-properties fo:font-size="18pt"/>
    </style:style>
    <style:style style:name="T6" style:family="text">
      <style:text-properties fo:font-size="26pt"/>
    </style:style>
    <style:style style:name="T7" style:family="text">
      <style:text-properties fo:font-style="italic" fo:font-weight="bold"/>
    </style:style>
    <style:style style:name="T8" style:family="text">
      <style:text-properties style:text-position="sub 58%" fo:font-style="italic" fo:font-weight="bold"/>
    </style:style>
    <style:style style:name="T9" style:family="text">
      <style:text-properties fo:font-size="32pt" fo:font-style="italic" fo:font-weight="bold"/>
    </style:style>
    <style:style style:name="T10" style:family="text">
      <style:text-properties style:text-position="sub 58%" fo:font-size="32pt" fo:font-style="italic" fo:font-weight="bold"/>
    </style:style>
    <style:style style:name="T11" style:family="text">
      <style:text-properties fo:font-style="italic"/>
    </style:style>
    <style:style style:name="T12" style:family="text">
      <style:text-properties style:text-position="0% 100%" fo:font-style="italic" fo:font-weight="bold"/>
    </style:style>
    <style:style style:name="T13" style:family="text">
      <style:text-properties style:text-position="0% 100%" fo:font-style="normal" fo:font-weight="normal"/>
    </style:style>
    <style:style style:name="T14" style:family="text">
      <style:text-properties fo:font-size="28pt"/>
    </style:style>
    <style:style style:name="T15" style:family="text">
      <style:text-properties fo:font-size="28pt" fo:font-style="italic" fo:font-weight="bold"/>
    </style:style>
    <style:style style:name="T16" style:family="text">
      <style:text-properties fo:font-size="24pt" fo:font-style="italic"/>
    </style:style>
    <style:style style:name="T17" style:family="text">
      <style:text-properties fo:font-style="normal"/>
    </style:style>
    <style:style style:name="T18" style:family="text">
      <style:text-properties fo:font-weight="bold"/>
    </style:style>
    <style:style style:name="T19" style:family="text">
      <style:text-properties fo:font-size="28pt" fo:font-style="normal" fo:font-weight="normal"/>
    </style:style>
    <style:style style:name="T20" style:family="text">
      <style:text-properties fo:font-family="'Bitstream Vera Sans Mono'" style:font-family-generic="swiss" style:font-pitch="fixed" fo:font-size="28pt"/>
    </style:style>
    <style:style style:name="T21" style:family="text">
      <style:text-properties fo:font-family="Albany" style:font-family-generic="swiss" fo:font-size="28pt"/>
    </style:style>
    <style:style style:name="T22" style:family="text">
      <style:text-properties fo:font-family="Albany" style:font-family-generic="swiss" fo:font-size="28pt" fo:font-weight="bold"/>
    </style:style>
    <style:style style:name="T23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4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5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6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7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8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9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0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1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2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3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4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5" style:family="text">
      <style:text-properties fo:font-size="28pt" fo:font-style="normal"/>
    </style:style>
    <style:style style:name="T36" style:family="text">
      <style:text-properties fo:font-size="28pt" fo:font-style="italic"/>
    </style:style>
    <style:style style:name="T37" style:family="text">
      <style:text-properties fo:font-size="28pt" fo:font-weight="bold"/>
    </style:style>
    <style:style style:name="T38" style:family="text">
      <style:text-properties fo:font-size="24pt"/>
    </style:style>
    <style:style style:name="T39" style:family="text">
      <style:text-properties fo:font-size="24pt" fo:font-weight="bold"/>
    </style:style>
    <style:style style:name="T40" style:family="text">
      <style:text-properties fo:font-size="24pt" fo:font-style="normal"/>
    </style:style>
    <style:style style:name="T41" style:family="text">
      <style:text-properties fo:font-family="'Bitstream Vera Sans Mono'" style:font-family-generic="swiss" style:font-pitch="fixed" fo:font-size="24pt" fo:font-weight="normal"/>
    </style:style>
    <style:style style:name="T42" style:family="text">
      <style:text-properties fo:font-size="14pt" style:font-size-asian="18pt" style:font-size-complex="18pt"/>
    </style:style>
    <style:style style:name="T43" style:family="text">
      <style:text-properties fo:font-size="14pt"/>
    </style:style>
    <style:style style:name="T44" style:family="text">
      <style:text-properties style:text-underline-style="none"/>
    </style:style>
    <style:style style:name="T45" style:family="text">
      <style:text-properties fo:font-style="italic" style:text-underline-style="none"/>
    </style:style>
    <style:style style:name="T46" style:family="text">
      <style:text-properties fo:font-size="28pt" style:text-underline-style="none"/>
    </style:style>
    <style:style style:name="T47" style:family="text">
      <style:text-properties fo:font-family="'Courier New'" style:font-family-generic="modern" style:font-pitch="fixed" fo:font-size="28pt" style:text-underline-style="none"/>
    </style:style>
    <style:style style:name="T48" style:family="text">
      <style:text-properties fo:font-size="28pt" fo:font-style="normal" fo:font-weight="bold"/>
    </style:style>
    <style:style style:name="T49" style:family="text">
      <style:text-properties style:text-position="sub 58%" fo:font-size="28pt" fo:font-style="italic"/>
    </style:style>
    <style:style style:name="T50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1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2" style:family="text">
      <style:text-properties fo:font-size="28pt" style:text-underline-style="none" fo:font-weight="normal"/>
    </style:style>
    <style:style style:name="T53" style:family="text">
      <style:text-properties fo:font-family="'Courier New'" style:font-family-generic="modern" style:font-pitch="fixed" fo:font-size="28pt" style:text-underline-style="none" fo:font-weight="normal"/>
    </style:style>
    <style:style style:name="T54" style:family="text">
      <style:text-properties fo:font-size="28pt" fo:font-weight="normal"/>
    </style:style>
    <style:style style:name="T55" style:family="text">
      <style:text-properties fo:font-size="28pt" fo:font-style="italic" fo:font-weight="normal"/>
    </style:style>
    <style:style style:name="T56" style:family="text">
      <style:text-properties fo:font-family="'Bitstream Vera Sans Mono'" style:font-family-generic="swiss" style:font-pitch="fixed" fo:font-size="28pt" fo:font-weight="bold"/>
    </style:style>
    <style:style style:name="T57" style:family="text">
      <style:text-properties style:text-position="sub 58%" fo:font-size="28pt" fo:font-style="italic" fo:font-weight="normal"/>
    </style:style>
    <style:style style:name="T58" style:family="text">
      <style:text-properties fo:font-family="'Courier 10 Pitch'" style:font-pitch="fixed" fo:font-size="28pt" fo:font-weight="normal"/>
    </style:style>
    <style:style style:name="T59" style:family="text">
      <style:text-properties fo:font-family="Arial" style:font-family-generic="swiss" style:font-pitch="variable" fo:font-size="28pt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5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<text:span text:style-name="T3">Aligning our terminology!</text:span></text:p>
              </text:list-item>
            </text:list>
            <text:list text:style-name="L2">
              <text:list-item>
                <text:p text:style-name="P4"><text:span text:style-name="T2">Mapping your existing intuition about interferometry onto ME concepts</text:span></text:p>
              </text:list-item>
            </text:list>
            <text:list text:style-name="L2">
              <text:list-item>
                <text:p text:style-name="P4"><text:span text:style-name="T2">Implementing some MEs using <text:s/>MeqTre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Survey Results...</text:span></text:p>
          </draw:text-box>
        </draw:frame>
        <draw:frame presentation:style-name="pr4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1. Radio interferometry..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0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1] basic knowled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4] do it all the ti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1] I was doing it when Oleg was in diapers</text:span></text:p>
                  </text:list-item>
                </text:list>
              </text:list-item>
            </text:list>
          </draw:text-box>
        </draw:frame>
        <draw:frame draw:style-name="gr2" draw:layer="layout" svg:width="3.965cm" svg:height="1.235cm" svg:x="1.035cm" svg:y="0.265cm">
          <draw:text-box>
            <text:p text:style-name="P1"><text:page-number>&lt;number&gt;</text:page-number></text:p>
          </draw:text-box>
        </draw:frame>
        <draw:frame presentation:style-name="pr5" draw:text-style-name="P5" draw:layer="layout" svg:width="23.912cm" svg:height="6.731cm" svg:x="2.5cm" svg:y="13.769cm" presentation:class="outline" presentation:user-transformed="true">
          <draw:text-box>
            <text:p text:style-name="P7"/>
          </draw:text-box>
        </draw:frame>
        <draw:frame presentation:style-name="pr6" draw:text-style-name="P7" draw:layer="layout" svg:width="23.912cm" svg:height="4.952cm" svg:x="3cm" svg:y="14.5cm" presentation:class="outline" presentation:user-transformed="true">
          <draw:text-box>
            <text:list text:style-name="L2">
              <text:list-item>
                <text:p text:style-name="P3">Therefore...<text:line-break/>...you know practically everything about the Measurement Equatio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" presentation:class="page"/>
          <draw:frame presentation:style-name="pr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On The Other Hand...</text:span></text:p>
          </draw:text-box>
        </draw:frame>
        <draw:frame presentation:style-name="pr7" draw:text-style-name="P5" draw:layer="layout" svg:width="26cm" svg:height="6.731cm" svg:x="1.5cm" svg:y="5.769cm" presentation:class="outline" presentation:user-transformed="true">
          <draw:text-box>
            <text:list text:style-name="L2">
              <text:list-item>
                <text:p text:style-name="P3"><text:span text:style-name="T2">3. The Measurement Equation..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1] never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3] know what it looks like, never actually used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1] know it pretty we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0] I use Jones matrices to do my taxes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.965cm" svg:height="1.235cm" svg:x="0.062cm" svg:y="0.265cm">
          <draw:text-box>
            <text:p text:style-name="P1"><text:span text:style-name="T5"><text:page-number>&lt;number&gt;</text:page-number></text:span></text:p>
          </draw:text-box>
        </draw:frame>
        <draw:frame presentation:style-name="pr5" draw:text-style-name="P5" draw:layer="layout" svg:width="23.912cm" svg:height="6.731cm" svg:x="2.5cm" svg:y="13.769cm" presentation:class="outline" presentation:user-transformed="true">
          <draw:text-box>
            <text:p text:style-name="P7"/>
          </draw:text-box>
        </draw:frame>
        <draw:frame presentation:style-name="pr8" draw:text-style-name="P7" draw:layer="layout" svg:width="23.912cm" svg:height="6.331cm" svg:x="2.5cm" svg:y="13.548cm" presentation:class="outline" presentation:user-transformed="true">
          <draw:text-box>
            <text:list text:style-name="L2">
              <text:list-item>
                <text:p text:style-name="P7">Conclusion:<text:line-break/>The ME is one of those unknown knowns (the things we don't know we know) that Donald Rumsfeld never got around to explaining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9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EM field propagation</text:p>
          </draw:text-box>
        </draw:frame>
        <draw:frame draw:style-name="gr3" draw:layer="layout" svg:width="26.468cm" svg:height="15.14cm" svg:x="1.5cm" svg:y="5.87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3.965cm" svg:height="1.235cm" svg:x="0.062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9"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<text:span text:style-name="T1">A Wafer-Thin Slice of Physics:</text:span><text:line-break/>Coherency</text:p>
          </draw:text-box>
        </draw:frame>
        <draw:frame draw:style-name="gr3" draw:layer="layout" svg:width="26.004cm" svg:height="15.039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3.965cm" svg:height="1.235cm" svg:x="-0.027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9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line-break/>The M.E. Emerges</text:p>
          </draw:text-box>
        </draw:frame>
        <draw:frame draw:style-name="gr3" draw:layer="layout" svg:width="24.788cm" svg:height="15.199cm" svg:x="2.212cm" svg:y="5.2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3.965cm" svg:height="1.235cm" svg:x="0.535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That's The Measurement Equation!</text:p>
          </draw:text-box>
        </draw:frame>
        <draw:frame draw:style-name="gr3" draw:layer="layout" svg:width="21.944cm" svg:height="4.045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8" draw:text-style-name="P7" draw:layer="layout" svg:width="23.912cm" svg:height="2cm" svg:x="2cm" svg:y="8.5cm" presentation:class="outline" presentation:user-transformed="true">
          <draw:text-box>
            <text:list text:style-name="L2">
              <text:list-item>
                <text:p text:style-name="P7">Or in more pragmatic terms:</text:p>
              </text:list-item>
            </text:list>
          </draw:text-box>
        </draw:frame>
        <draw:frame presentation:style-name="pr8" draw:text-style-name="P10" draw:layer="layout" svg:width="23.912cm" svg:height="3.076cm" svg:x="2cm" svg:y="16.5cm" presentation:class="outline" presentation:user-transformed="true">
          <draw:text-box>
            <text:list text:style-name="L2">
              <text:list-item>
                <text:p text:style-name="P7"><text:span text:style-name="T6">NB: it is also possible to write the ME with a circular polarization basis (RR, LL, etc.) We'll use linear polarization throughout.</text:span></text:p>
              </text:list-item>
            </text:list>
          </draw:text-box>
        </draw:frame>
        <draw:frame draw:style-name="gr2" draw:layer="layout" svg:width="3.965cm" svg:height="1.235cm" svg:x="0.535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9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Accumulating Jones Terms</text:p>
          </draw:text-box>
        </draw:frame>
        <draw:frame draw:style-name="gr3" draw:layer="layout" svg:width="18.706cm" svg:height="14.217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7" draw:layer="layout" svg:width="25.542cm" svg:height="13.231cm" svg:x="1.958cm" svg:y="5.838cm" presentation:class="outline" presentation:user-transformed="true">
          <draw:text-box>
            <text:list text:style-name="L2">
              <text:list-item>
                <text:p text:style-name="P7"><text:s/><text:span text:style-name="T7">J</text:span><text:span text:style-name="T8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7">Therefore, the “total” <text:s/><text:span text:style-name="T9">J</text:span><text:span text:style-name="T10">p</text:span><text:span text:style-name="T8"> <text:s/></text:span>is a matrix product of a <text:span text:style-name="T11">“Jones chain”</text:span> of individual effects:<text:line-break/> <text:tab/> <text:s text:c="5"/><text:span text:style-name="T7">J</text:span><text:span text:style-name="T8">p <text:s/></text:span><text:span text:style-name="T12">= J</text:span><text:span text:style-name="T8">pn <text:s/></text:span><text:span text:style-name="T12">J</text:span><text:span text:style-name="T8">pn-1</text:span><text:span text:style-name="T12"> ... </text:span><text:span text:style-name="T8"><text:s/></text:span><text:span text:style-name="T12">J</text:span><text:span text:style-name="T8">p1</text:span></text:p>
              </text:list-item>
            </text:list>
            <text:list text:style-name="L2">
              <text:list-item>
                <text:p text:style-name="P7"><text:span text:style-name="T13">The order of the </text:span><text:span text:style-name="T12">J</text:span><text:span text:style-name="T13"> terms corresponds to the physical order of the effects. In general, the matrices don't commute! 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10" draw:text-style-name="P12" draw:layer="layout" svg:width="23.912cm" svg:height="13.213cm" svg:x="2.5cm" svg:y="6cm" presentation:class="outline" presentation:user-transformed="true">
          <draw:text-box>
            <text:list text:style-name="L2">
              <text:list-item>
                <text:p text:style-name="P7"><text:span text:style-name="T14">A complete and mathematically elegant framework for describing all kinds of signal propagation effects.</text:span></text:p>
              </text:list-item>
            </text:list>
            <text:list text:style-name="L2">
              <text:list-item>
                <text:p text:style-name="P7"><text:span text:style-name="T14">...including those at the antenna, e.g.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beam &amp; receiver ga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dipole r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receptor cross-leakage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4">Effortlessly incorporates polarization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think in terms of a </text:span><text:span text:style-name="T15">B</text:span><text:span text:style-name="T14"> matrix and never worry about polarization again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4">Applies with equal ease to heterogeneous arrays, by using different Jones chains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11" draw:text-style-name="P7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7">Most effects have a very simple Jones representation:</text:p>
              </text:list-item>
            </text:list>
          </draw:text-box>
        </draw:frame>
        <draw:frame draw:style-name="gr3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21.152cm" svg:height="9.767cm" svg:x="3.098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 ME ME</text:p>
          </draw:text-box>
        </draw:frame>
        <draw:frame presentation:style-name="pr2" draw:text-style-name="P7" draw:layer="layout" svg:width="23.912cm" svg:height="13.605cm" svg:x="2.058cm" svg:y="5.838cm" presentation:class="outline" presentation:user-transformed="true">
          <draw:text-box>
            <text:list text:style-name="L2">
              <text:list-item>
                <text:p text:style-name="P7">The general formulation above is <text:span text:style-name="T11">“The Measurement Equation” </text:span><text:span text:style-name="T16">(of a generic interferometer...)</text:span></text:p>
              </text:list-item>
            </text:list>
            <text:list text:style-name="L2">
              <text:list-item>
                <text:p text:style-name="P7">When we want to simulate a specific instrument, we put specific Jones terms into the ME, and derive <text:span text:style-name="T11">a measurement equation</text:span><text:span text:style-name="T17"> for that instrument.</text:span></text:p>
              </text:list-item>
            </text:list>
            <text:list text:style-name="L2">
              <text:list-item>
                <text:p text:style-name="P7"><text:span text:style-name="T17">We then </text:span><text:span text:style-name="T11">implement</text:span><text:span text:style-name="T17"> that specific m.e. in software (e.g. with MeqTrees)</text:span></text:p>
              </text:list-item>
            </text:list>
            <text:list text:style-name="L2">
              <text:list-item>
                <text:p text:style-name="P7"><text:span text:style-name="T17">Existing packages implicitly use specific m.e.'s of their own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Observing a point source<text:line-break/>with a perfect instrument</text:p>
          </draw:text-box>
        </draw:frame>
        <draw:frame presentation:style-name="pr12" draw:text-style-name="P13" draw:layer="layout" svg:width="23.912cm" svg:height="5cm" svg:x="2.5cm" svg:y="21.5cm" presentation:class="outline" presentation:placeholder="true" presentation:user-transformed="true">
          <draw:text-box/>
        </draw:frame>
        <draw:frame draw:style-name="gr3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25.061cm" svg:height="15.227cm" svg:x="1.5cm" svg:y="5.30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13" draw:text-style-name="P7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3" draw:layer="layout" svg:width="22.903cm" svg:height="12.555cm" svg:x="2.985cm" svg:y="6.94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ntenna UVWs <text:line-break/>and Antenna Phase</text:p>
          </draw:text-box>
        </draw:frame>
        <draw:frame presentation:style-name="pr14" draw:text-style-name="P7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4" draw:text-style-name="P15" draw:layer="layout" svg:width="2cm" svg:height="1cm" svg:x="1.322cm" svg:y="14.079cm">
          <text:p text:style-name="P14"><text:span text:style-name="T18"/></text:p>
          <text:p text:style-name="P14"><text:span text:style-name="T18"/></text:p>
          <text:p text:style-name="P14"><text:span text:style-name="T18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5" draw:layer="layout" svg:width="2cm" svg:height="1cm" svg:x="8.103cm" svg:y="14.01cm">
          <text:p text:style-name="P14"><text:span text:style-name="T18"/></text:p>
          <text:p text:style-name="P14"><text:span text:style-name="T18"/></text:p>
          <text:p text:style-name="P14"><text:span text:style-name="T18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5" draw:text-style-name="P16" draw:layer="layout" svg:x1="2.5cm" svg:y1="14.5cm" svg:x2="7cm" svg:y2="7.5cm">
          <text:p text:style-name="P1"/>
        </draw:line>
        <draw:line draw:style-name="gr5" draw:text-style-name="P16" draw:layer="layout" svg:x1="9cm" svg:y1="14.5cm" svg:x2="13.5cm" svg:y2="7.5cm">
          <text:p text:style-name="P1"/>
        </draw:line>
        <draw:line draw:style-name="gr6" draw:text-style-name="P17" draw:layer="layout" svg:x1="5cm" svg:y1="18.5cm" svg:x2="2.5cm" svg:y2="14.5cm">
          <text:p text:style-name="P1"/>
        </draw:line>
        <draw:line draw:style-name="gr6" draw:text-style-name="P16" draw:layer="layout" svg:x1="5cm" svg:y1="18.5cm" svg:x2="9cm" svg:y2="14.5cm">
          <text:p text:style-name="P1"/>
        </draw:line>
        <draw:line draw:style-name="gr6" draw:text-style-name="P16" draw:layer="layout" svg:x1="9cm" svg:y1="14.5cm" svg:x2="2.5cm" svg:y2="14.5cm">
          <text:p text:style-name="P1"/>
        </draw:line>
        <draw:frame draw:style-name="gr3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layer="layout" svg:width="16.472cm" svg:height="10.645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(familiar?)<text:line-break/>scalar case</text:p>
          </draw:text-box>
        </draw:frame>
        <draw:frame draw:style-name="gr3" draw:layer="layout" svg:width="9.902cm" svg:height="10.624cm" svg:x="8.523cm" svg:y="6.87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ome Thoughts On The Nature Of <text:span text:style-name="T7">K</text:span></text:p>
          </draw:text-box>
        </draw:frame>
        <draw:frame presentation:style-name="pr2" draw:text-style-name="P12" draw:layer="layout" svg:width="25cm" svg:height="13.231cm" svg:x="2.5cm" svg:y="5.769cm" presentation:class="outline" presentation:user-transformed="true">
          <draw:text-box>
            <text:list text:style-name="L2">
              <text:list-item>
                <text:p text:style-name="P7"><text:span text:style-name="T19">The phase term is traditionally considered separately; however, it fits the Jones formalism well.</text:span></text:p>
              </text:list-item>
            </text:list>
            <text:list text:style-name="L2">
              <text:list-item>
                <text:p text:style-name="P7"><text:span text:style-name="T15">K</text:span><text:span text:style-name="T14"> combines two physical effects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pathlength differ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time delay (i.e. fringe stopping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4">Scalar matrices commute with everything, so we're allowed to “merge” these two effects. We're also free to shift the resulting </text:span><text:span text:style-name="T15">K</text:span><text:span text:style-name="T19">'s</text:span><text:span text:style-name="T14"> to any convenient position in the ME.</text:span></text:p>
              </text:list-item>
            </text:list>
            <text:list text:style-name="L2">
              <text:list-item>
                <text:p text:style-name="P4"><text:span text:style-name="T15">K</text:span><text:span text:style-name="T14"> is scalar only for co-located receivers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4">moral: keep your dipoles together!</text:span></text:p>
                  </text:list-item>
                </text:list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Matrix Multiplication</text:p>
          </draw:text-box>
        </draw:frame>
        <draw:frame presentation:style-name="pr15" draw:text-style-name="P12" draw:layer="layout" svg:width="23.912cm" svg:height="5.552cm" svg:x="2.088cm" svg:y="10cm" presentation:class="outline" presentation:user-transformed="true">
          <draw:text-box>
            <text:list text:style-name="L2">
              <text:list-item>
                <text:p text:style-name="P7"><text:span text:style-name="T14">See </text:span><text:span text:style-name="T20">Day2/demo1-predict-ps.py</text:span></text:p>
              </text:list-item>
            </text:list>
            <text:list text:style-name="L2">
              <text:list-item>
                <text:p text:style-name="P7"><text:span text:style-name="T21">The </text:span><text:span text:style-name="T22">Meq.MatrixMultiply</text:span><text:span text:style-name="T21"> node implements matrix multiplication.</text:span></text:p>
              </text:list-item>
            </text:list>
            <text:list text:style-name="L2">
              <text:list-item>
                <text:p text:style-name="P7"><text:span text:style-name="T23">We repeat this for all interferometers (all </text:span><text:span text:style-name="T24">p-q</text:span><text:span text:style-name="T23"> pairs), in a </text:span><text:span text:style-name="T25">for</text:span><text:span text:style-name="T23"> loop.</text:span></text:p>
              </text:list-item>
            </text:list>
          </draw:text-box>
        </draw:frame>
        <draw:frame draw:style-name="gr3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Creating a B Matrix</text:p>
          </draw:text-box>
        </draw:frame>
        <draw:frame presentation:style-name="pr15" draw:text-style-name="P19" draw:layer="layout" svg:width="23.912cm" svg:height="5.065cm" svg:x="2.588cm" svg:y="11.669cm" presentation:class="outline" presentation:user-transformed="true">
          <draw:text-box>
            <text:list text:style-name="L2">
              <text:list-item>
                <text:p text:style-name="P7"><text:span text:style-name="T26">The </text:span><text:span text:style-name="T27">Meq.Matrix22</text:span><text:span text:style-name="T26"> shortcut creates a matrix from four children (using a <text:s/></text:span><text:span text:style-name="T27">Meq.Composer</text:span><text:span text:style-name="T26"> node).</text:span></text:p>
              </text:list-item>
            </text:list>
            <text:list text:style-name="L2">
              <text:list-item>
                <text:p text:style-name="P7"><text:span text:style-name="T28">IQUV</text:span><text:span text:style-name="T29">'s</text:span><text:span text:style-name="T26"> will be hardwired (for now)</text:span></text:p>
              </text:list-item>
            </text:list>
          </draw:text-box>
        </draw:frame>
        <draw:frame draw:style-name="gr3" draw:layer="layout" svg:width="12.838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VisPhaseShift</text:p>
          </draw:text-box>
        </draw:frame>
        <draw:frame presentation:style-name="pr16" draw:text-style-name="P12" draw:layer="layout" svg:width="23.912cm" svg:height="9.947cm" svg:x="2.588cm" svg:y="9.5cm" presentation:class="outline" presentation:user-transformed="true">
          <draw:text-box>
            <text:list text:style-name="L2">
              <text:list-item>
                <text:p text:style-name="P7"><text:span text:style-name="T30">The </text:span><text:span text:style-name="T31">Meq.VisPhaseShift</text:span><text:span text:style-name="T30"> node computes the phase shift term above.</text:span></text:p>
              </text:list-item>
            </text:list>
            <text:list text:style-name="L2">
              <text:list-item>
                <text:p text:style-name="P7"><text:span text:style-name="T30">Takes two “vector” children for </text:span><text:span text:style-name="T32">uvw</text:span><text:span text:style-name="T33">'s</text:span><text:span text:style-name="T32"> </text:span><text:span text:style-name="T33">(in meters)</text:span><text:span text:style-name="T30"> and </text:span><text:span text:style-name="T32">lmn</text:span><text:span text:style-name="T33">'s</text:span><text:span text:style-name="T30">.</text:span></text:p>
              </text:list-item>
            </text:list>
            <text:list text:style-name="L2">
              <text:list-item>
                <text:p text:style-name="P7"><text:span text:style-name="T30">The </text:span><text:span text:style-name="T31">Meq.ConjTranspose</text:span><text:span text:style-name="T30"> shortcut implements the “</text:span><text:span text:style-name="T34">†</text:span><text:span text:style-name="T23">” operation.</text:span></text:p>
              </text:list-item>
            </text:list>
            <text:list text:style-name="L2">
              <text:list-item>
                <text:p text:style-name="P7"><text:span text:style-name="T30">We can explicitly form up an </text:span><text:span text:style-name="T32">(l,m,n-1)</text:span><text:span text:style-name="T30"> vector using a </text:span><text:span text:style-name="T31">Meq.Composer</text:span><text:span text:style-name="T30"> node.</text:span></text:p>
              </text:list-item>
            </text:list>
            <text:list text:style-name="L2">
              <text:list-item>
                <text:p text:style-name="P7"><text:span text:style-name="T30">But where do we get the uvw's?</text:span></text:p>
              </text:list-item>
            </text:list>
          </draw:text-box>
        </draw:frame>
        <draw:frame draw:style-name="gr3" draw:layer="layout" svg:width="19.967cm" svg:height="2.177cm" svg:x="4.5cm" svg:y="6.3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:<text:line-break/>Where to get meta-data?</text:p>
          </draw:text-box>
        </draw:frame>
        <draw:frame presentation:style-name="pr2" draw:text-style-name="P12" draw:layer="layout" svg:width="24.912cm" svg:height="13.231cm" svg:x="2cm" svg:y="6.088cm" presentation:class="outline" presentation:user-transformed="true">
          <draw:text-box>
            <text:list text:style-name="L2">
              <text:list-item>
                <text:p text:style-name="P3"><text:span text:style-name="T35">Where do </text:span><text:span text:style-name="T36">uvw'</text:span><text:span text:style-name="T35">s come from?</text:span></text:p>
              </text:list-item>
            </text:list>
            <text:list text:style-name="L2">
              <text:list-item>
                <text:p text:style-name="P4"><text:span text:style-name="T36">uvw</text:span><text:span text:style-name="T14">'s can be computed by a </text:span><text:span text:style-name="T37">Meq.UVW</text:span><text:span text:style-name="T14"> node.</text:span></text:p>
              </text:list-item>
            </text:list>
            <text:list text:style-name="L2">
              <text:list-item>
                <text:p text:style-name="P4"><text:span text:style-name="T14">This requires antenna positions, time, and the phase centre RA/Dec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time: comes from the MS grid (via the reques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phase centre RA/Dec: from MS sub-t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antenna positions: from MS sub-tables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4">Don't want to hard-code this stuff, else our script will be tied to a particular MS.</text:span></text:p>
              </text:list-item>
            </text:list>
            <text:list text:style-name="L2">
              <text:list-item>
                <text:p text:style-name="P7"><text:span text:style-name="T14">Need a way to get observational parameters from the MS and put them into the tree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Building a Tree:<text:line-break/>Attaching an init-script</text:p>
          </draw:text-box>
        </draw:frame>
        <draw:frame presentation:style-name="pr2" draw:text-style-name="P13" draw:layer="layout" svg:width="25.5cm" svg:height="13.231cm" svg:x="1.5cm" svg:y="6cm" presentation:class="outline" presentation:user-transformed="true">
          <draw:text-box>
            <text:list text:style-name="L2">
              <text:list-item>
                <text:p text:style-name="P7"><text:span text:style-name="T38">An </text:span><text:span text:style-name="T16">init-script</text:span><text:span text:style-name="T38"> is a Python script that is executed </text:span><text:span text:style-name="T16">on the kernel side</text:span><text:span text:style-name="T38"> by the </text:span><text:span text:style-name="T39">VisDataMux</text:span><text:span text:style-name="T38"> node. The script name is specified as part of the I/O request.</text:span></text:p>
              </text:list-item>
            </text:list>
            <text:list text:style-name="L2">
              <text:list-item>
                <text:p text:style-name="P7"><text:span text:style-name="T38">It can provide a </text:span><text:span text:style-name="T16">MS header handler </text:span><text:span text:style-name="T40">(among other things).</text:span></text:p>
              </text:list-item>
            </text:list>
            <text:list text:style-name="L2">
              <text:list-item>
                <text:p text:style-name="P7"><text:span text:style-name="T40">The MS header contains all observational parameters.</text:span></text:p>
              </text:list-item>
            </text:list>
            <text:list text:style-name="L2">
              <text:list-item>
                <text:p text:style-name="P7"><text:span text:style-name="T38">The header handler can put the required values into “placeholder” nodes (finding them by name).</text:span></text:p>
              </text:list-item>
            </text:list>
            <text:list text:style-name="L2">
              <text:list-item>
                <text:p text:style-name="P7"><text:span text:style-name="T38">The same script can be used for all trees, as long as <text:s/>our placeholder nodes follow the same naming convention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8">i.e. “ra”, “dec” for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8">“</text:span><text:span text:style-name="T38">x0”, “y0”, “z0” for array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8">“</text:span><text:span text:style-name="T38">x:</text:span><text:span text:style-name="T16">p</text:span><text:span text:style-name="T38">”, “y:</text:span><text:span text:style-name="T16">p</text:span><text:span text:style-name="T38">”, “z:</text:span><text:span text:style-name="T16">p</text:span><text:span text:style-name="T38">” for position of antenna #</text:span><text:span text:style-name="T16">p</text:span><text:span text:style-name="T38">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8">Placeholders are created as constants, e.g. “</text:span><text:span text:style-name="T41">ns.ra0&lt;&lt;0</text:span><text:span text:style-name="T38">”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Building a Tree:<text:line-break/>Writing the data</text:p>
          </draw:text-box>
        </draw:frame>
        <draw:frame presentation:style-name="pr17" draw:text-style-name="P12" draw:layer="layout" svg:width="25.5cm" svg:height="4.405cm" svg:x="2cm" svg:y="6.411cm" presentation:class="outline" presentation:user-transformed="true">
          <draw:text-box>
            <text:list text:style-name="L2">
              <text:list-item>
                <text:p text:style-name="P7"><text:span text:style-name="T37">VisTile</text:span><text:span text:style-name="T14"> is an intermediate </text:span><text:span text:style-name="T36">uv</text:span><text:span text:style-name="T14"> data layer (don't want to be locked into MSs forever...)</text:span></text:p>
              </text:list-item>
            </text:list>
            <text:list text:style-name="L2">
              <text:list-item>
                <text:p text:style-name="P7"><text:span text:style-name="T14">The I/O record maps MS columns to VisTile</text:span></text:p>
              </text:list-item>
            </text:list>
            <text:list text:style-name="L2">
              <text:list-item>
                <text:p text:style-name="P7"><text:span text:style-name="T14">Sinks &amp; Spigots map tile columns to trees</text:span></text:p>
              </text:list-item>
            </text:list>
          </draw:text-box>
        </draw:frame>
        <draw:g>
          <draw:rect draw:style-name="gr7" draw:text-style-name="P20" draw:layer="layout" svg:width="5.5cm" svg:height="1.5cm" draw:transform="rotate (1.5707963267946) translate (3cm 19.5cm)">
            <text:p text:style-name="P14"><text:span text:style-name="T42">DATA</text:span></text:p>
          </draw:rect>
          <draw:rect draw:style-name="gr7" draw:text-style-name="P16" draw:layer="layout" svg:width="6cm" svg:height="1.5cm" svg:x="3cm" svg:y="12.5cm">
            <text:p text:style-name="P14">MS columns</text:p>
          </draw:rect>
          <draw:rect draw:style-name="gr7" draw:text-style-name="P20" draw:layer="layout" svg:width="5.5cm" svg:height="1.5cm" draw:transform="rotate (1.5707963267946) translate (4.5cm 19.5cm)">
            <text:p text:style-name="P14"><text:span text:style-name="T42">MODEL_DATA</text:span></text:p>
          </draw:rect>
          <draw:rect draw:style-name="gr7" draw:text-style-name="P20" draw:layer="layout" svg:width="5.5cm" svg:height="1.5cm" draw:transform="rotate (1.5707963267946) translate (6cm 19.5cm)">
            <text:p text:style-name="P14"><text:span text:style-name="T42">CORRECTED_DATA</text:span></text:p>
          </draw:rect>
          <draw:rect draw:style-name="gr8" draw:text-style-name="P20" draw:layer="layout" svg:width="5.5cm" svg:height="1.5cm" draw:transform="rotate (1.5707963267946) translate (7.5cm 19.5cm)">
            <text:p text:style-name="P14"><text:span text:style-name="T42">??</text:span></text:p>
          </draw:rect>
        </draw:g>
        <draw:g>
          <draw:rect draw:style-name="gr9" draw:text-style-name="P14" draw:layer="layout" svg:width="4.5cm" svg:height="1.5cm" svg:x="12.5cm" svg:y="12.5cm">
            <text:p text:style-name="P14">VisTile</text:p>
          </draw:rect>
          <draw:rect draw:style-name="gr9" draw:text-style-name="P20" draw:layer="layout" svg:width="5.5cm" svg:height="1.5cm" draw:transform="rotate (1.5707963267946) translate (12.5cm 19.5cm)">
            <text:p text:style-name="P14"><text:span text:style-name="T42">DATA</text:span></text:p>
          </draw:rect>
          <draw:rect draw:style-name="gr9" draw:text-style-name="P20" draw:layer="layout" svg:width="5.5cm" svg:height="1.5cm" draw:transform="rotate (1.5707963267946) translate (14cm 19.5cm)">
            <text:p text:style-name="P14"><text:span text:style-name="T42">PREDICT</text:span></text:p>
          </draw:rect>
          <draw:rect draw:style-name="gr9" draw:text-style-name="P20" draw:layer="layout" svg:width="5.5cm" svg:height="1.5cm" draw:transform="rotate (1.5707963267946) translate (15.5cm 19.5cm)">
            <text:p text:style-name="P14"><text:span text:style-name="T42">RESIDUALS</text:span></text:p>
          </draw:rect>
        </draw:g>
        <draw:rect draw:style-name="gr10" draw:text-style-name="P14" draw:layer="layout" svg:width="4.5cm" svg:height="1.5cm" svg:x="21cm" svg:y="13.5cm">
          <text:p text:style-name="P14">Spigot</text:p>
        </draw:rect>
        <draw:rect draw:style-name="gr10" draw:text-style-name="P14" draw:layer="layout" svg:width="4.5cm" svg:height="1.5cm" svg:x="21cm" svg:y="17cm">
          <text:p text:style-name="P14">Sink</text:p>
        </draw:rect>
        <draw:line draw:style-name="gr11" draw:text-style-name="P20" draw:layer="layout" svg:x1="3.5cm" svg:y1="15cm" svg:x2="13.5cm" svg:y2="15cm">
          <text:p text:style-name="P14"><text:span text:style-name="T42">req.input</text:span></text:p>
        </draw:line>
        <draw:line draw:style-name="gr12" draw:text-style-name="P21" draw:layer="layout" svg:x1="5cm" svg:y1="18.5cm" svg:x2="14.5cm" svg:y2="18.5cm">
          <text:p text:style-name="P14"><text:span text:style-name="T43">req.output</text:span></text:p>
        </draw:line>
        <draw:line draw:style-name="gr13" draw:text-style-name="P21" draw:layer="layout" svg:x1="13.5cm" svg:y1="14.5cm" svg:x2="21cm" svg:y2="14.5cm">
          <text:p text:style-name="P14"><text:span text:style-name="T43">Spigot</text:span><text:span text:style-name="T43"><text:line-break/></text:span><text:span text:style-name="T43">init</text:span></text:p>
        </draw:line>
        <draw:line draw:style-name="gr14" draw:text-style-name="P21" draw:layer="layout" svg:x1="14.5cm" svg:y1="18cm" svg:x2="21cm" svg:y2="18cm">
          <text:p text:style-name="P14"><text:span text:style-name="T43">Sink</text:span><text:span text:style-name="T43"><text:line-break/></text:span><text:span text:style-name="T43">init</text:span></text:p>
        </draw:lin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Ready!</text:p>
          </draw:text-box>
        </draw:frame>
        <draw:frame presentation:style-name="pr2" draw:text-style-name="P7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Run the tree by selecting “test forest”</text:p>
              </text:list-item>
            </text:list>
            <text:list text:style-name="L2">
              <text:list-item>
                <text:p text:style-name="P4">Now we want to make an image.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We'll use the </text:span><text:span text:style-name="T1"><text:line-break/></text:span><text:span text:style-name="T1">AIPS++ imager...</text:span></text:p>
          </draw:text-box>
        </draw:frame>
        <draw:frame presentation:style-name="pr4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2. AIPS++..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0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2] tried to run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1] succeeded in running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2] have used it in ang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1] invented it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.965cm" svg:height="1.235cm" svg:x="1.035cm" svg:y="0.265cm">
          <draw:text-box>
            <text:p text:style-name="P1"><text:span text:style-name="T5"><text:page-number>&lt;number&gt;</text:page-number></text:span></text:p>
          </draw:text-box>
        </draw:frame>
        <draw:frame presentation:style-name="pr5" draw:text-style-name="P5" draw:layer="layout" svg:width="23.912cm" svg:height="6.731cm" svg:x="2.5cm" svg:y="13.769cm" presentation:class="outline" presentation:user-transformed="true">
          <draw:text-box>
            <text:p text:style-name="P7"/>
          </draw:text-box>
        </draw:frame>
        <draw:frame presentation:style-name="pr6" draw:text-style-name="P7" draw:layer="layout" svg:width="24.912cm" svg:height="4.952cm" svg:x="2cm" svg:y="14.5cm" presentation:class="outline" presentation:user-transformed="true">
          <draw:text-box>
            <text:list text:style-name="L2">
              <text:list-item>
                <text:p text:style-name="P4">We have enough expertise in this room...</text:p>
              </text:list-item>
            </text:list>
            <text:list text:style-name="L2">
              <text:list-item>
                <text:p text:style-name="P4">...and even someone to blame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DL Jobs: <text:line-break/>Doing other useful stuff</text:p>
          </draw:text-box>
        </draw:frame>
        <draw:frame presentation:style-name="pr2" draw:text-style-name="P7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4">_test_forest() is a “TDL job”.</text:p>
              </text:list-item>
            </text:list>
            <text:list text:style-name="L2">
              <text:list-item>
                <text:p text:style-name="P4">More jobs can be added by defining functions called <text:span text:style-name="T44">_tdl_job_</text:span><text:span text:style-name="T45">foo</text:span><text:span text:style-name="T44">(), all these will be automatically placed into the “Exec” menu.</text:span></text:p>
              </text:list-item>
            </text:list>
            <text:list text:style-name="L2">
              <text:list-item>
                <text:p text:style-name="P4"><text:span text:style-name="T44">Jobs can contain arbitrary Python code...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44">...including calling the shell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44">...e.g. to run Glish and call the AIPS++ imager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6">See </text:span><text:span text:style-name="T47">Day2/demo2-predict-ps-image.py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Introducing (Complex) <text:line-break/>Gain Errors</text:p>
          </draw:text-box>
        </draw:frame>
        <draw:frame presentation:style-name="pr15" draw:text-style-name="P7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3" draw:layer="layout" svg:width="20.112cm" svg:height="13.898cm" svg:x="4.388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 With Gains</text:p>
          </draw:text-box>
        </draw:frame>
        <draw:frame presentation:style-name="pr2" draw:text-style-name="P7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7"><text:span text:style-name="T46">See </text:span><text:span text:style-name="T47">Day2/demo3-predict-ps-gain.py</text:span></text:p>
              </text:list-item>
            </text:list>
            <text:list text:style-name="L2">
              <text:list-item>
                <text:p text:style-name="P4">It's trivial to add extra Jones terms to <text:span text:style-name="T18">Meq.MatrixMultiply.</text:span></text:p>
              </text:list-item>
            </text:list>
            <text:list text:style-name="L2">
              <text:list-item>
                <text:p text:style-name="P4">The biggest effort is actually figuring out what numbers to plug in.</text:p>
              </text:list-item>
            </text:list>
            <text:list text:style-name="L2">
              <text:list-item>
                <text:list>
                  <text:list-item>
                    <text:p text:style-name="P18">depends on your simulation object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Jan has a framework for setting up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could also come from a parameter DB, or from FITS images/tables.</text:p>
                  </text:list-item>
                </text:list>
              </text:list-item>
            </text:list>
            <text:list text:style-name="L2">
              <text:list-item>
                <text:p text:style-name="P4">For now, let's assign a random, time-variable gain-phase to each antenna.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Time Variability <text:line-break/>On the Cheap</text:p>
          </draw:text-box>
        </draw:frame>
        <draw:frame presentation:style-name="pr18" draw:text-style-name="P12" draw:layer="layout" svg:width="23.912cm" svg:height="11.011cm" svg:x="2.5cm" svg:y="8.105cm" presentation:class="outline" presentation:user-transformed="true">
          <draw:text-box>
            <text:list text:style-name="L2">
              <text:list-item>
                <text:p text:style-name="P7"><text:span text:style-name="T14">Remember that we get a “time grid” with each request.</text:span></text:p>
              </text:list-item>
            </text:list>
            <text:list text:style-name="L2">
              <text:list-item>
                <text:p text:style-name="P7"><text:span text:style-name="T14">The </text:span><text:span text:style-name="T37">Meq.Time</text:span><text:span text:style-name="T14"> node returns </text:span><text:span text:style-name="T36">f(t) = t</text:span></text:p>
              </text:list-item>
            </text:list>
            <text:list text:style-name="L2">
              <text:list-item>
                <text:p text:style-name="P7"><text:span text:style-name="T35">Combine with a </text:span><text:span text:style-name="T48">Meq.Sin</text:span><text:span text:style-name="T35"> node to compute </text:span><text:span text:style-name="T36">A*</text:span><text:span text:style-name="T35">sin</text:span><text:span text:style-name="T36">(Bt+C)</text:span></text:p>
              </text:list-item>
            </text:list>
            <text:list text:style-name="L2">
              <text:list-item>
                <text:p text:style-name="P7"><text:span text:style-name="T35">Generate random </text:span><text:span text:style-name="T36">A,B,C</text:span><text:span text:style-name="T35">'s per dipole (using Python's </text:span><text:span text:style-name="T48">random</text:span><text:span text:style-name="T35"> module)</text:span></text:p>
              </text:list-item>
            </text:list>
            <text:list text:style-name="L2">
              <text:list-item>
                <text:p text:style-name="P7"><text:span text:style-name="T48">Meq.Polar</text:span><text:span text:style-name="T35"> builds x*exp(</text:span><text:span text:style-name="T36">iy</text:span><text:span text:style-name="T35">)</text:span></text:p>
              </text:list-item>
            </text:list>
            <text:list text:style-name="L2">
              <text:list-item>
                <text:p text:style-name="P7"><text:span text:style-name="T35">Run the tree (load up the “G Jones” bookmark).</text:span></text:p>
              </text:list-item>
            </text:list>
            <text:list text:style-name="L2">
              <text:list-item>
                <text:p text:style-name="P7"><text:span text:style-name="T35">Make a map.</text:span></text:p>
              </text:list-item>
            </text:list>
          </draw:text-box>
        </draw:frame>
        <draw:frame draw:style-name="gr3" draw:layer="layout" svg:width="14.924cm" svg:height="1.334cm" svg:x="6.076cm" svg:y="6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Some Performance Considerations</text:p>
          </draw:text-box>
        </draw:frame>
        <draw:frame presentation:style-name="pr19" draw:text-style-name="P12" draw:layer="layout" svg:width="23.912cm" svg:height="6.5cm" svg:x="3cm" svg:y="8cm" presentation:class="outline" presentation:user-transformed="true">
          <draw:text-box>
            <text:list text:style-name="L2">
              <text:list-item>
                <text:p text:style-name="P7"><text:span text:style-name="T14">This does </text:span><text:span text:style-name="T36">N</text:span><text:span text:style-name="T49">time</text:span><text:span text:style-name="T14">x</text:span><text:span text:style-name="T36">N</text:span><text:span text:style-name="T49">freq</text:span><text:span text:style-name="T14">x4 individual matrix multiplications.</text:span></text:p>
              </text:list-item>
            </text:list>
            <text:list text:style-name="L2">
              <text:list-item>
                <text:p text:style-name="P7"><text:span text:style-name="T15">B</text:span><text:span text:style-name="T35"> is constant, </text:span><text:span text:style-name="T15">G</text:span><text:span text:style-name="T35">'s are variable in time, and </text:span><text:span text:style-name="T15">K</text:span><text:span text:style-name="T35">'s are variable in time-freq.</text:span></text:p>
              </text:list-item>
            </text:list>
            <text:list text:style-name="L2">
              <text:list-item>
                <text:p text:style-name="P7"><text:span text:style-name="T35">If we reorder the terms as follows (</text:span><text:span text:style-name="T15">K</text:span><text:span text:style-name="T35"> commutes):</text:span></text:p>
              </text:list-item>
            </text:list>
          </draw:text-box>
        </draw:frame>
        <draw:frame draw:style-name="gr3" draw:layer="layout" svg:width="9.518cm" svg:height="1.503cm" svg:x="9.482cm" svg:y="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layer="layout" svg:width="10.251cm" svg:height="1.503cm" svg:x="9cm" svg:y="14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20" draw:text-style-name="P7" draw:layer="layout" svg:width="23.912cm" svg:height="3.5cm" svg:x="3cm" svg:y="17cm" presentation:class="outline" presentation:user-transformed="true">
          <draw:text-box>
            <text:p text:style-name="P7"/>
          </draw:text-box>
        </draw:frame>
        <draw:frame presentation:style-name="pr21" draw:text-style-name="P12" draw:layer="layout" svg:width="23.912cm" svg:height="7.5cm" svg:x="3cm" svg:y="17cm" presentation:class="outline" presentation:user-transformed="true">
          <draw:text-box>
            <text:list text:style-name="L4">
              <text:list-item>
                <text:p text:style-name="P6"><text:span text:style-name="T14">we end up with </text:span><text:span text:style-name="T36">N</text:span><text:span text:style-name="T49">freq</text:span><text:span text:style-name="T14">x2 + </text:span><text:span text:style-name="T36">N</text:span><text:span text:style-name="T49">time</text:span><text:span text:style-name="T14">x</text:span><text:span text:style-name="T36">N</text:span><text:span text:style-name="T49">freq</text:span><text:span text:style-name="T14">x2 ops.</text:span></text:p>
              </text:list-item>
            </text:list>
            <text:list text:style-name="L2">
              <text:list-item>
                <text:p text:style-name="P7"><text:span text:style-name="T35">Is this a good idea?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To Quote Ancient Wisdom...</text:p>
          </draw:text-box>
        </draw:frame>
        <draw:frame presentation:style-name="pr19" draw:text-style-name="P13" draw:layer="layout" svg:width="23.912cm" svg:height="11.329cm" svg:x="2.588cm" svg:y="6cm" presentation:class="outline" presentation:user-transformed="true">
          <draw:text-box>
            <text:list text:style-name="L5">
              <text:list-item>
                <text:p text:style-name="P22"><text:span text:style-name="T16">“</text:span><text:span text:style-name="T16">Premature optimization is the the root of all evil.”</text:span><text:span text:style-name="T16"><text:line-break/></text:span><text:span text:style-name="T16"><text:tab/></text:span><text:span text:style-name="T38">-- Donald Knuth</text:span></text:p>
              </text:list-item>
            </text:list>
            <text:list text:style-name="L5">
              <text:list-item>
                <text:p text:style-name="P22"><text:span text:style-name="T16">“</text:span><text:span text:style-name="T16">More computing sins are committed in the name of efficiency (without necessarily achieving it) than for any other single reason – including blind stupidity.”</text:span><text:span text:style-name="T16"><text:line-break/></text:span><text:span text:style-name="T16"><text:tab/></text:span><text:span text:style-name="T38">-- W.A. Wulf</text:span></text:p>
              </text:list-item>
            </text:list>
            <text:list text:style-name="L5">
              <text:list-item>
                <text:p text:style-name="P22"><text:span text:style-name="T38"/></text:p>
              </text:list-item>
            </text:list>
            <text:list text:style-name="L2">
              <text:list-item>
                <text:p text:style-name="P7"><text:span text:style-name="T40">Don't worry about optimizing for calculations until you establish that performance is a problem...</text:span></text:p>
              </text:list-item>
            </text:list>
            <text:list text:style-name="L2">
              <text:list-item>
                <text:p text:style-name="P7"><text:span text:style-name="T40">...and where the problem lies.</text:span></text:p>
              </text:list-item>
            </text:list>
            <text:list text:style-name="L2">
              <text:list-item>
                <text:p text:style-name="P7"><text:span text:style-name="T40">Jones terms don't always commute, so think carefully before moving them around.</text:span></text:p>
              </text:list-item>
            </text:list>
          </draw:text-box>
        </draw:frame>
        <draw:frame presentation:style-name="pr20" draw:text-style-name="P7" draw:layer="layout" svg:width="23.912cm" svg:height="3.5cm" svg:x="3cm" svg:y="17cm" presentation:class="outline" presentation:user-transformed="true">
          <draw:text-box>
            <text:p text:style-name="P7"/>
          </draw:text-box>
        </draw:frame>
        <draw:frame presentation:style-name="pr21" draw:text-style-name="P12" draw:layer="layout" svg:width="23.912cm" svg:height="7.5cm" svg:x="3.088cm" svg:y="18cm" presentation:class="outline" presentation:user-transformed="true">
          <draw:text-box>
            <text:p text:style-name="P7"/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<text:line-break/>Instrumental Polarization</text:p>
          </draw:text-box>
        </draw:frame>
        <draw:frame presentation:style-name="pr15" draw:text-style-name="P12" draw:layer="layout" svg:width="24.412cm" svg:height="5.594cm" svg:x="1.5cm" svg:y="5.931cm" presentation:class="outline" presentation:user-transformed="true">
          <draw:text-box>
            <text:list text:style-name="L2">
              <text:list-item>
                <text:p text:style-name="P7"><text:span text:style-name="T46">Use </text:span><text:span text:style-name="T47">Day2/demo3-predict-ps-gain.py </text:span><text:span text:style-name="T14">as a starting point. </text:span></text:p>
              </text:list-item>
            </text:list>
            <text:list text:style-name="L2">
              <text:list-item>
                <text:p text:style-name="P7"><text:span text:style-name="T14">Make the source unpolarized, with </text:span><text:span text:style-name="T36">I</text:span><text:span text:style-name="T14">=1Jy.</text:span></text:p>
              </text:list-item>
            </text:list>
            <text:list text:style-name="L2">
              <text:list-item>
                <text:p text:style-name="P7"><text:span text:style-name="T14">Make the gain amplitudes frequency-dependent (and reset the gain phases to 0):</text:span></text:p>
              </text:list-item>
            </text:list>
          </draw:text-box>
        </draw:frame>
        <draw:frame draw:style-name="gr3" draw:layer="layout" svg:width="16.264cm" svg:height="3.225cm" svg:x="5.5cm" svg:y="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5" draw:text-style-name="P12" draw:layer="layout" svg:width="26cm" svg:height="4.062cm" svg:x="1.5cm" svg:y="15.694cm" presentation:class="outline" presentation:user-transformed="true">
          <draw:text-box>
            <text:list text:style-name="L2">
              <text:list-item>
                <text:p text:style-name="P7"><text:span text:style-name="T14">Pick random </text:span><text:span text:style-name="T36">a</text:span><text:span text:style-name="T49">p</text:span><text:span text:style-name="T14">'s in the range [1e-10,1e-9]</text:span></text:p>
              </text:list-item>
            </text:list>
            <text:list text:style-name="L2">
              <text:list-item>
                <text:p text:style-name="P7"><text:span text:style-name="T14">For </text:span><text:span text:style-name="T50"></text:span><text:span text:style-name="T51">0</text:span><text:span text:style-name="T14">, create placeholder </text:span><text:span text:style-name="T20">(ns.freq0&lt;&lt;0)</text:span></text:p>
              </text:list-item>
            </text:list>
            <text:list text:style-name="L2">
              <text:list-item>
                <text:p text:style-name="P7"><text:span text:style-name="T14">Produce a per-channel map, look at </text:span><text:span text:style-name="T36">QUV</text:span><text:span text:style-name="T35"> fluxes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5" draw:text-style-name="P7" draw:layer="layout" svg:width="23.912cm" svg:height="6.331cm" svg:x="2cm" svg:y="5.931cm" presentation:class="outline" presentation:user-transformed="true">
          <draw:text-box>
            <text:list text:style-name="L2">
              <text:list-item>
                <text:p text:style-name="P7">A “perfect” instrument has an equatorial mount, i.e. stationary sky.</text:p>
              </text:list-item>
            </text:list>
            <text:list text:style-name="L2">
              <text:list-item>
                <text:p text:style-name="P7">With an alt-az mount, the sky rotates relative to each antenna, so we must add a rotation term to our M.E.</text:p>
              </text:list-item>
            </text:list>
          </draw:text-box>
        </draw:frame>
        <draw:frame draw:style-name="gr3" draw:layer="layout" svg:width="14.737cm" svg:height="7.359cm" svg:x="7cm" svg:y="12.64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5" draw:text-style-name="P12" draw:layer="layout" svg:width="25.5cm" svg:height="10.09cm" svg:x="1.5cm" svg:y="5.5cm" presentation:class="outline" presentation:user-transformed="true">
          <draw:text-box>
            <text:list text:style-name="L2">
              <text:list-item>
                <text:p text:style-name="P7"><text:span text:style-name="T52">Use </text:span><text:span text:style-name="T53">Day2/demo3-predict-ps-gain.py </text:span><text:span text:style-name="T54">as a starting point. </text:span></text:p>
              </text:list-item>
            </text:list>
            <text:list text:style-name="L2">
              <text:list-item>
                <text:p text:style-name="P7"><text:span text:style-name="T54">Reset all gains to 1, make source </text:span><text:span text:style-name="T55">I</text:span><text:span text:style-name="T54">=1Jy, </text:span><text:span text:style-name="T55">Q</text:span><text:span text:style-name="T54">=.2Jy, </text:span><text:span text:style-name="T55">U=V=</text:span><text:span text:style-name="T19">0</text:span><text:span text:style-name="T55">.</text:span></text:p>
              </text:list-item>
            </text:list>
            <text:list text:style-name="L2">
              <text:list-item>
                <text:p text:style-name="P7"><text:span text:style-name="T54">Add a </text:span><text:span text:style-name="T15">P</text:span><text:span text:style-name="T54"> term to model sky rotation.</text:span></text:p>
              </text:list-item>
            </text:list>
            <text:list text:style-name="L2">
              <text:list-item>
                <text:p text:style-name="P7"><text:span text:style-name="T54">Produce MFS maps of </text:span><text:span text:style-name="T55">IQUV</text:span><text:span text:style-name="T54"> flux.</text:span></text:p>
              </text:list-item>
            </text:list>
            <text:list text:style-name="L2">
              <text:list-item>
                <text:p text:style-name="P7"><text:span text:style-name="T54">Hint: </text:span><text:span text:style-name="T37">Meq.ParAngle</text:span><text:span text:style-name="T54"> computes the P.A. as a function of time. It expects a </text:span><text:span text:style-name="T56">radec</text:span><text:span text:style-name="T54"> child (phase center), and an </text:span><text:span text:style-name="T56">xyz</text:span><text:span text:style-name="T54"> child (station position).</text:span></text:p>
              </text:list-item>
            </text:list>
          </draw:text-box>
        </draw:frame>
        <draw:frame draw:style-name="gr3" draw:layer="layout" svg:width="12.242cm" svg:height="4.118cm" svg:x="7.258cm" svg:y="16.38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3:<text:line-break/>A Moving Source</text:p>
          </draw:text-box>
        </draw:frame>
        <draw:frame presentation:style-name="pr15" draw:text-style-name="P12" draw:layer="layout" svg:width="23.912cm" svg:height="3.392cm" svg:x="2.5cm" svg:y="5.5cm" presentation:class="outline" presentation:user-transformed="true">
          <draw:text-box>
            <text:list text:style-name="L2">
              <text:list-item>
                <text:p text:style-name="P7"><text:span text:style-name="T52">Use </text:span><text:span text:style-name="T53">Day2/demo2-predict-ps-image.py </text:span><text:span text:style-name="T54">as a starting point. </text:span></text:p>
              </text:list-item>
            </text:list>
            <text:list text:style-name="L2">
              <text:list-item>
                <text:p text:style-name="P7"><text:span text:style-name="T54">Make the source move:</text:span><text:span text:style-name="T37"> </text:span></text:p>
              </text:list-item>
            </text:list>
          </draw:text-box>
        </draw:frame>
        <draw:frame draw:style-name="gr3" draw:layer="layout" svg:width="14.133cm" svg:height="4.575cm" svg:x="7cm" svg:y="9.9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5" draw:text-style-name="P12" draw:layer="layout" svg:width="23.912cm" svg:height="4.819cm" svg:x="2.5cm" svg:y="15.5cm" presentation:class="outline" presentation:user-transformed="true">
          <draw:text-box>
            <text:list text:style-name="L2">
              <text:list-item>
                <text:p text:style-name="P7"><text:span text:style-name="T54">For </text:span><text:span text:style-name="T55">t</text:span><text:span text:style-name="T57">0</text:span><text:span text:style-name="T54">, use a placeholder constant:</text:span><text:span text:style-name="T54"><text:line-break/></text:span><text:span text:style-name="T54"><text:tab/></text:span><text:span text:style-name="T54"><text:tab/></text:span><text:span text:style-name="T54">(</text:span><text:span text:style-name="T58">ns.time0 &lt;&lt; 0)</text:span><text:span text:style-name="T59">, </text:span><text:span text:style-name="T59"><text:line-break/></text:span><text:span text:style-name="T54">the header script will initialize it for you.</text:span></text:p>
              </text:list-item>
            </text:list>
            <text:list text:style-name="L2">
              <text:list-item>
                <text:p text:style-name="P7"><text:span text:style-name="T54">Produce an MFS map.</text:span><text:span text:style-name="T37"> 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09-15T16:37:37</meta:creation-date>
    <dc:date>2006-10-12T17:30:36</dc:date>
    <meta:print-date>2006-10-04T19:39:36</meta:print-date>
    <dc:language>en-US</dc:language>
    <meta:editing-cycles>59</meta:editing-cycles>
    <meta:editing-duration>P5DT18H49M17S</meta:editing-duration>
    <meta:user-defined meta:name="Info 1"/>
    <meta:user-defined meta:name="Info 2"/>
    <meta:user-defined meta:name="Info 3"/>
    <meta:user-defined meta:name="Info 4"/>
    <meta:document-statistic meta:object-count="25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" math:close="">
              <math:mtable>
                <math:mtr>
                  <math:mo math:stretchy="false">l</math:mo>
                </math:mtr>
                <math:mtr>
                  <math:mo math:stretchy="false">m</math:mo>
                </math:mtr>
              </math:mtable>
            </math:mfenced>
            <math:mo math:stretchy="false">=</math:mo>
            <math:mrow>
              <math:mfenced math:open="" math:close="">
                <math:mtable>
                  <math:mtr>
                    <math:msub>
                      <math:mo math:stretchy="false">l</math:mo>
                      <math:mn>0</math:mn>
                    </math:msub>
                  </math:mtr>
                  <math:mtr>
                    <math:msub>
                      <math:mo math:stretchy="false">m</math:mo>
                      <math:mn>0</math:mn>
                    </math:msub>
                  </math:mtr>
                </math:mtable>
              </math:mfenced>
              <math:mo math:stretchy="false"></math:mo>
              <math:mfenced math:open="" math:close="">
                <math:mtable>
                  <math:mtr>
                    <math:mover math:accent="true">
                      <math:mo math:stretchy="false">l</math:mo>
                      <math:mo math:stretchy="false">˙</math:mo>
                    </math:mover>
                  </math:mtr>
                  <math:mtr>
                    <math:mover math:accent="true">
                      <math:mo math:stretchy="false">m</math:mo>
                      <math:mo math:stretchy="false">˙</math:mo>
                    </math:mover>
                  </math:mtr>
                </math:mtable>
              </math:mfenced>
            </math:mrow>
          </math:mrow>
          <math:mrow>
            <math:mo math:stretchy="false"></math:mo>
            <math:mrow>
              <math:mi>t</math:mi>
              <math:mo math:stretchy="false">−</math:mo>
              <math:msub>
                <math:mi>t</math:mi>
                <math:mn>0</math:mn>
              </math:msub>
            </math:mrow>
            <math:mo math:stretchy="false"></math:mo>
          </math:mrow>
        </math:mrow>
      </math:mtr>
      <math:mtr>
        <math:mrow>
          <math:mrow>
            <math:mrow>
              <math:msub>
                <math:mo math:stretchy="false">l</math:mo>
                <math:mn>0</math:mn>
              </math:msub>
              <math:mo math:stretchy="false">=</math:mo>
              <math:msub>
                <math:mo math:stretchy="false">m</math:mo>
                <math:mn>0</math:mn>
              </math:msub>
            </math:mrow>
            <math:mo math:stretchy="false">=</math:mo>
            <math:mn>0,</math:mn>
          </math:mrow>
          <math:mi/>
          <math:mover math:accent="true">
            <math:mo math:stretchy="false">l</math:mo>
            <math:mo math:stretchy="false">˙</math:mo>
          </math:mover>
          <math:mi>,</math:mi>
          <math:mrow>
            <math:mover math:accent="true">
              <math:mo math:stretchy="false">m</math:mo>
              <math:mo math:stretchy="false">˙</math:mo>
            </math:mover>
            <math:mo math:stretchy="false">=</math:mo>
            <math:mn>.25</math:mn>
          </math:mrow>
          <math:mrow>
            <math:mi>'</math:mi>
            <math:mo math:stretchy="false">/</math:mo>
            <math:mtext>hour</math:mtext>
          </math:mrow>
        </math:mrow>
      </math:mtr>
    </math:mtable>
    <math:annotation math:encoding="StarMath 5.0">left ( stack{%l # %m} right ) = left ( stack{%l_0 # %m_0} right ) + left ( stack{dot %l # dot %m} right ) (t-t_0)  newline
%l_0=%m_0=0, ~~ dot %l, dot %m = .25'/"hour"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i/>
          <math:mtext>phase delay</math:mtext>
          <math:mi>:</math:mi>
          <math:mi/>
          <math:mrow>
            <math:mfenced math:open="" math:close="">
              <math:mtable>
                <math:mtr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</math:mtr>
              </math:mtable>
            </math:mfenced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</math:mo>
              </math:mrow>
            </math:msup>
          </math:mrow>
        </math:mrow>
      </math:mtr>
      <math:mtr>
        <math:mrow>
          <math:mrow>
            <math:mtext>rotation</math:mtext>
            <math:mi>:</math:mi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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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</math:mo>
                      </math:mrow>
                    </math:mtd>
                    <math:mtd>
                      <math:mrow>
                        <math:mi>cos</math:mi>
                        <math:mo math:stretchy="false"></math:mo>
                      </math:mrow>
                    </math:mtd>
                  </math:mtr>
                </math:mtable>
              </math:mfenced>
              <math:mo math:stretchy="false">≡</math:mo>
              <math:mtext>Rot</math:mtext>
            </math:mrow>
            <math:mrow>
              <math:mo math:stretchy="false"></math:mo>
              <math:mo math:stretchy="false"></math:mo>
              <math:mo math:stretchy="false"></math:mo>
            </math:mrow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</math:mo>
              <math:mfrac>
                <math:mtext>RM</math:mtext>
                <math:msup>
                  <math:mo math:stretchy="false"></math:mo>
                  <math:mn>2</math:mn>
                </math:msup>
              </math:mfrac>
              <math:mo math:stretchy="false">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</math:mrow>
        </math:mrow>
      </math:mtr>
    </math:mtable>
    <math:annotation math:encoding="StarMath 5.0">"gain:" ~ bold G =left ( matrix{g_x # 0 ## 0 # g_y} right ) ~~~~ 
"phase delay": ~ left ( matrix{e^{-%i %phi} # 0 ## 0 # e^{-%i %phi}} right ) equiv e^{-%i %phi} newline
alignc "rotation": ~ left ( matrix{ cos %gamma # -sin %gamma ## sin %gamma # cos%gamma } right ) equiv "Rot"(%gamma) newline
[ ~ "e.g. Faraday rotation": ~ bold F = "Rot"("RM" over %nu^2) ~ ] newline 
alignc "receptor cross-leakage": ~ bold D = left ( matrix{1 # d ## -d # 1} right 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sub>
              <math:mstyle math:fontweight="bold">
                <math:mrow>
                  <math:mi>G</math:mi>
                </math:mrow>
              </math:mstyle>
              <math:mi>p</math:mi>
            </math:msub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row>
                        <math:mi>x</math:mi>
                        <math:mi>,</math:mi>
                        <math:mi>p</math:mi>
                      </math:mrow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row>
                        <math:mi>y</math:mi>
                        <math:mi>,</math:mi>
                        <math:mi>p</math:mi>
                      </math:mrow>
                    </math:msub>
                  </math:mtd>
                </math:mtr>
              </math:mtable>
            </math:mfenced>
          </math:mrow>
          <math:mi/>
          <math:mstyle math:fontsize="24pt">
            <math:mrow>
              <math:mrow>
                <math:mtext>(</math:mtext>
                <math:msub>
                  <math:mi>g</math:mi>
                  <math:mi>x</math:mi>
                </math:msub>
                <math:mi>,</math:mi>
                <math:msub>
                  <math:mi>g</math:mi>
                  <math:mi>y</math:mi>
                </math:msub>
                <math:mtext> may be complex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~~~~~ size 24 { "(" g_x,g_y " may be complex)" } newline newline
alignc size 24 "or in scalar form:" newline
alignl size 24 { v_{xx,pq} = g_{x,p}g^%star_{x,q}e^{-%i %phi_{pq}} (I+Q)/2 } newline 
alignl size 24 { v_{yy,pq} = g_{y,p}g^%star_{y,q}e^{-%i %phi_{pq}} (I-Q)/2 } newline 
alignl size 24 { v_{xy,pq} =  g_{x,p}g^%star_{y,q}e^{-%i %phi_{pq}} (U+%i V)/2 } newline 
alignl size 24 { v_{yx,pq} =  g_{y,p}g^%star_{x,q}e^{-%i %phi_{pq}} (U-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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+ %i V ## U -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n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n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vector is then </math:mtext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  <math:mtext>     (2 complex numbers)</math:mtext>
            </math:mrow>
          </math:mrow>
        </math:mstyle>
      </math:mtr>
      <math:mtr>
        <math:mstyle math:fontsize="24pt">
          <math:mrow>
            <math:mrow>
              <math:mstyle math:fontstyle="italic">
                <math:mrow>
                  <math:mtext>The fundamental assumption:</math:mtext>
                </math:mrow>
              </math:mstyle>
              <math:mtext> propagation through a medium </math:mtext>
            </math:mrow>
          </math:mrow>
        </math:mstyle>
      </math:mtr>
      <math:mtr>
        <math:mrow>
          <math:mstyle math:fontsize="24pt">
            <math:mrow>
              <math:mrow>
                <math:mtext>can be fully described by a 2x2 complex </math:mtext>
                <math:mstyle math:fontstyle="italic">
                  <math:mrow>
                    <math:mtext>Jones matrix:</math:mtext>
                  </math:mrow>
                </math:mstyle>
              </math:mrow>
            </math:mrow>
          </math:mstyle>
        </math:mrow>
      </math:mtr>
      <math:mtr>
        <math:mrow>
          <math:mover math:accent="true">
            <math:mi>e</math:mi>
            <math:mo math:stretchy="false"></math:mo>
          </math:mover>
          <math:mrow>
            <math:mi>'</math:mi>
            <math:mo math:stretchy="false">=</math:mo>
            <math:mstyle math:fontweight="bold">
              <math:mrow>
                <math:mi>J</math:mi>
              </math:mrow>
            </math:mstyle>
          </math:mrow>
          <math:mover math:accent="true">
            <math:mi>e</math:mi>
            <math:mo math:stretchy="false"></math:mo>
          </math:mover>
          <math:mi/>
          <math:mtext>i.e.</math:mtext>
          <math:mi/>
          <math:mstyle math:fontsize="24pt">
            <math:mrow>
              <math:mrow>
                <math:mrow>
                  <math:mfenced math:open="" math:close="">
                    <math:mtable>
                      <math:mtr>
                        <math:mrow>
                          <math:mi>e</math:mi>
                          <math:msub>
                            <math:mi>'</math:mi>
                            <math:mi>x</math:mi>
                          </math:msub>
                        </math:mrow>
                      </math:mtr>
                      <math:mtr>
                        <math:mrow>
                          <math:mi>e</math:mi>
                          <math:msub>
                            <math:mi>'</math:mi>
                            <math:mi>y</math:mi>
                          </math:msub>
                        </math:mrow>
                      </math:mtr>
                    </math:mtable>
                  </math:mfenced>
                  <math:mo math:stretchy="false">=</math:mo>
                  <math:mfenced math:open="" math:close="">
                    <math:mtable>
                      <math:mtr>
                        <math:mtd/>
                        <math:mtd/>
                      </math:mtr>
                      <math:mtr>
                        <math:mtd/>
                        <math:mtd/>
                      </math:mtr>
                    </math:mtable>
                  </math:mfenced>
                </math:mrow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style>
        </math:mrow>
      </math:mtr>
      <math:mtr>
        <math:mstyle math:fontsize="24pt">
          <math:mrow>
            <math:mtext>(Other assumption: same applies to voltages in the receptors.)</math:mtext>
          </math:mrow>
        </math:mstyle>
      </math:mtr>
      <math:mtr>
        <math:mstyle math:fontsize="24pt">
          <math:mrow>
            <math:mrow>
              <math:mtext>Obviously cumulative:  </math:mtext>
              <math:mover math:accent="true">
                <math:mi>e</math:mi>
                <math:mo math:stretchy="false"></math:mo>
              </math:mover>
              <math:mrow>
                <math:mi>'</math:mi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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</math:mo>
                        </math:mover>
                      </math:mrow>
                      <math:mo math:stretchy="false"></math:mo>
                    </math:mrow>
                  </math:mrow>
                  <math:mo math:stretchy="false"></math:mo>
                </math:mrow>
                <math:mo math:stretchy="false">=</math:mo>
                <math:mrow>
                  <math:mo math:stretchy="false">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</math:mo>
                </math:mrow>
              </math:mrow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</math:mo>
              </math:mover>
            </math:mrow>
          </math:mrow>
        </math:mstyle>
      </math:mtr>
      <math:mtr>
        <math:mstyle math:fontsize="24pt">
          <math:mrow>
            <math:mtext>(And do remember that matrices, in general, do not commute.)</math:mtext>
          </math:mrow>
        </math:mstyle>
      </math:mtr>
    </math:mtable>
    <math:annotation math:encoding="StarMath 5.0">size 24 { "Pick an " xyz " frame with " z " along the direction of propagation." } newline
size 24 { "The EM field vector is then "vec e = left ( binom e_x e_y right ) "     (2 complex numbers)"} newline 
size 24 { ital "The fundamental assumption:" " propagation through a medium " } newline
alignl size 24 { "can be fully described by a 2x2 complex " italic "Jones matrix:"} newline
vec e' = bold J vec e ~~~"i.e."~~~ size 24 { left ( binom {e'_x} {e'_y} right ) = left ( matrix{&lt;?&gt; # &lt;?&gt; ## &lt;?&gt; # &lt;?&gt;} right ) left ( binom e_x e_y right ) } newline 
size 24 { "(Other assumption: same applies to voltages in the receptors.)" } newline
size 24 { "Obviously cumulative:  " vec e' = {bold J}_n ( {bold J}_{n-1} ( ... {bold J}_1 vec e )) = (prod csub {i=n} csup 1 {bold J}_i ) vec e = {bold J} vec e } newline
size 24 { "(And do remember that matrices, in general, do not commute.)"}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subsup>
                          <math:mi>e</math:mi>
                          <math:mi math:fontstyle="italic">qx</math:mi>
                          <math:mo math:stretchy="false">*</math:mo>
                        </math:msubsup>
                        <math:mi/>
                        <math:msubsup>
                          <math:mi>e</math:mi>
                          <math:mi math:fontstyle="italic">qy</math:mi>
                          <math:mo math:stretchy="false">*</math:mo>
                        </math:msubsup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/freq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E.M. vector "at the source"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e_qx^%star rangle, e_xy = langle e_px e_qy^%star rangle,e_yx = langle  e_py e_qx^%star rangle, e_yy = langle e_py e_qy^%star rangle } newline
size 24 { "It is convenient to represent these as a matrix product:" } newline
size 24 { {bold V}_pq = langle {vec e}_p {vec e}^{%dagger}_q rangle = langle left ( stack{e_px # e_py} right ) (e^%star_qx`e^%star_qy) rangle = left ( matrix{e_xx # e_xy ## e_yx # e_yy} right ) } newline 
size 24 { "(" langle ` rangle ": time/freq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E.M. vector \"at the source\"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sup>
                    <math:mi>j</math:mi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  <math:mtr>
                <math:mtd>
                  <math:msubsup>
                    <math:mi>j</math:mi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j^%star_{xx(q)} # j^%star_{yx(q)} ## j^%star_{xy(q)} # j^%star_{yy(q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/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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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X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row>
                <math:mo math:stretchy="false"></math:mo>
                <math:mrow>
                  <math:mn>...</math:mn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2</math:mi>
                      </math:msub>
                      <math:mrow>
                        <math:mo math:stretchy="false"></math:mo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1</math:mi>
                          </math:msub>
                          <math:mstyle math:fontweight="bold">
                            <math:mrow>
                              <math:mi>B</math:mi>
                            </math:mrow>
                          </math:mstyle>
                          <math:msubsup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q1</math:mi>
                            <math:mo math:stretchy="false">†</math:mo>
                          </math:msub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2</math:mi>
                        <math:mo math:stretchy="false">†</math:mo>
                      </math:msubsup>
                    </math:mrow>
                    <math:mo math:stretchy="false"></math:mo>
                  </math:mrow>
                  <math:mn>...</math:mn>
                </math:mrow>
                <math:mo math:stretchy="false"></math:mo>
              </math:mrow>
              <math:msubsup>
                <math:mstyle math:fontweight="bold">
                  <math:mrow>
                    <math:mi>J</math:mi>
                  </math:mrow>
                </math:mstyle>
                <math:mi math:fontstyle="italic">qm</math:mi>
                <math:mo math:stretchy="false">†</math:mo>
              </math:msubsup>
            </math:mrow>
          </math:mrow>
        </math:mstyle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newline
size 24 { "Since " (bold AB)^%dagger = {bold B}^{%dagger}{bold A}^{%dagger}, " the M.E. becomes:" } newline newline
{bold X}_pq =  {bold J}_pn ... {bold J}_p2 {bold J}_p1 bold B {bold J}^{%dagger}_q1 {bold J}^{%dagger}_q2 ... {bold J}^{%dagger}_qm newline newline
size 24 { "or in the \"onion form\":" } newline
size 24 { {bold X}_pq =  {bold J}_pn ( ... ( {bold J}_p2 ( {bold J}_p1 bold B {bold J}^{%dagger}_q1 ) {bold J}^{%dagger}_q2 ) ... ) {bold J}^{%dagger}_qm }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sub>
        <math:mstyle math:fontweight="bold">
          <math:mrow>
            <math:mi>K</math:mi>
          </math:mrow>
        </math:mstyle>
        <math:mi>p</math:mi>
      </math:msub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{bold K}_p {bold B} {bold K}^{ %dagger }_q {bold G}^{ %dagger }_q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row>
        <math:mo math:stretchy="false"></math:mo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  <math:mo math:stretchy="false"></math:mo>
      </math:mrow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({bold G}_p {bold B} {bold G}^%dagger_q) {bold K}^{ %dagger }_q 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row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 math:fontstyle="italic">pq</math:mi>
                      </math:msub>
                    </math:mrow>
                  </math:msup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row>
                        <math:mo math:stretchy="false"></math:mo>
                        <math:mrow>
                          <math:msub>
                            <math:mo math:stretchy="false"></math:mo>
                            <math:mi>p</math:mi>
                          </math:msub>
                          <math:mo math:stretchy="false">−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</math:mo>
                      </math:mrow>
                    </math:mrow>
                  </math:msup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*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(%phi_p-%phi_q)}=e^{-%i%phi_p} e^{%i%phi_q} = e^{-%i%phi_p} (e^{-%i%phi_q})^%sta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</math:mo>
                </math:mover>
                <math:mi>,</math:mi>
                <math:mi/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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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</math:mo>
                            </math:mover>
                          </math:mrow>
                          <math:mo math:stretchy="false"></math:mo>
                        </math:mrow>
                        <math:msup>
                          <math:mrow>
                            <math:mo math:stretchy="false">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</math:mo>
                              </math:mover>
                            </math:mrow>
                            <math:mo math:stretchy="false">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over math:accent="true">
                            <math:mi>e</math:mi>
                            <math:mo math:stretchy="false"></math:mo>
                          </math:mover>
                          <math:msup>
                            <math:mover math:accent="true">
                              <math:mi>e</math:mi>
                              <math:mo math:stretchy="false"></math:mo>
                            </math:mover>
                            <math:mo math:stretchy="false">†</math:mo>
                          </math:m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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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assuming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</math:mo>
                      </math:mover>
                      <math:msup>
                        <math:mover math:accent="true">
                          <math:mi>e</math:mi>
                          <math:mo math:stretchy="false">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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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−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e}_p = {bold J}_p vec e, ~~ {vec e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assuming " {bold J}_p " is constant over " langle rangle ")" } newline
size 24 { "The inner quantity is known as the " ital "source coherency" ":" } newline
size 24 { bold B = langle vec e {vec e}^%dagger rangle = 1 over 2 left ( matrix {I+Q # U+%i V ## U-%i V # I-Q } right ) } newline
size 24 { "which we can also call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Something like: </math:mtext>
      <math:mrow>
        <math:mi>g</math:mi>
        <math:mo math:stretchy="false">=</math:mo>
        <math:msup>
          <math:mi>e</math:mi>
          <math:mrow>
            <math:mo math:stretchy="false">i</math:mo>
            <math:mi>sin</math:mi>
            <math:mrow>
              <math:mo math:stretchy="false"></math:mo>
              <math:mrow>
                <math:mi math:fontstyle="italic">Bt</math:mi>
                <math:mo math:stretchy="false"></math:mo>
                <math:mi>C</math:mi>
              </math:mrow>
              <math:mo math:stretchy="false"></math:mo>
            </math:mrow>
          </math:mrow>
        </math:msup>
      </math:mrow>
    </math:mrow>
    <math:annotation math:encoding="StarMath 5.0">"Something like: " g = e^{%iA sin (Bt+C)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a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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</math:mo>
                  <math:mi>p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>p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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i>n</math:mi>
                  <math:mo math:stretchy="false"></math:mo>
                  <math:mn>1.</math:mn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a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rdinates" " (in wavelengths)," } newline
alignl size 24 { "and " %l,%m,%n " are the direction cosines for the source."} newline
size 20 { ( %n=sqrt {1-%l^2-%m^2} ",  for \"small\" fields " n toward 1.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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can then rewrite: 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</math:mo>
                  <math:mi>p</math:mi>
                </math:msub>
              </math:mrow>
            </math:msup>
          </math:mrow>
          <math:mi>I</math:mi>
          <math:msup>
            <math:mrow>
              <math:mo math:stretchy="false">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q</math:mi>
                  </math:msub>
                </math:mrow>
              </math:msup>
              <math:mo math:stretchy="false"></math:mo>
            </math:mrow>
            <math:mo math:stretchy="false">*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i>I</math:mi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i>I</math:mi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size 24 { "We can then rewrite: "} newline
v_pq = e^{-%i%phi_p}I(e^{-%i%phi_q})^%star newline newline
size 24 "compare this to:" newline
{bold V}_pq={bold K}_p bold B {bold K}^{%dagger}_q, newline
size 24 { "with " ~ bold B = 1 over 2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